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f7736" officeooo:paragraph-rsid="001f773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4f500" officeooo:paragraph-rsid="0024f50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officeooo:rsid="001f7736" officeooo:paragraph-rsid="001f7736" style:font-size-asian="10.5pt" style:font-size-complex="12pt"/>
    </style:style>
    <style:style style:name="P4" style:family="paragraph" style:parent-style-name="Standard" style:list-style-name="L1">
      <style:text-properties fo:font-size="12pt" officeooo:rsid="001f7736" officeooo:paragraph-rsid="001f7736" style:font-size-asian="10.5pt" style:font-size-complex="12pt"/>
    </style:style>
    <style:style style:name="P5" style:family="paragraph" style:parent-style-name="Standard" style:list-style-name="L1">
      <style:text-properties fo:font-size="12pt" officeooo:rsid="001fe3d0" officeooo:paragraph-rsid="001fe3d0" style:font-size-asian="10.5pt" style:font-size-complex="12pt"/>
    </style:style>
    <style:style style:name="P6" style:family="paragraph" style:parent-style-name="Standard">
      <style:text-properties fo:font-size="12pt" officeooo:rsid="001fe3d0" officeooo:paragraph-rsid="001fe3d0" style:font-size-asian="10.5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8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9" style:family="paragraph" style:parent-style-name="Standard" style:list-style-name="L3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1" style:family="paragraph" style:parent-style-name="Standard" style:list-style-name="L13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2" style:family="paragraph" style:parent-style-name="Standard" style:list-style-name="L12">
      <style:text-properties officeooo:paragraph-rsid="0024f500"/>
    </style:style>
    <style:style style:name="T1" style:family="text">
      <style:text-properties officeooo:rsid="001fe3d0"/>
    </style:style>
    <style:style style:name="T2" style:family="text">
      <style:text-properties officeooo:rsid="00208452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weight="normal" officeooo:rsid="0024f500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godki</text:p>
      <text:p text:style-name="P10">npr. klik na ikono, vpis ukazne vrstice</text:p>
      <text:p text:style-name="P10">Zunanji dogodki</text:p>
      <text:list xml:id="list2934908683" text:style-name="L12">
        <text:list-item>
          <text:p text:style-name="P12"><text:span text:style-name="T4">poskus vdora</text:span></text:p>
        </text:list-item>
        <text:list-item>
          <text:p text:style-name="P12"><text:span text:style-name="T4">zahteva po komunikaciji</text:span></text:p>
        </text:list-item>
      </text:list>
      <text:p text:style-name="P10">Notranji dogodki</text:p>
      <text:list xml:id="list4070669282" text:style-name="L13">
        <text:list-item>
          <text:p text:style-name="P11">deljenje z 0</text:p>
        </text:list-item>
        <text:list-item>
          <text:p text:style-name="P11">konec prenosa podatkov disk → glavni pomnilnik</text:p>
        </text:list-item>
        <text:list-item>
          <text:p text:style-name="P11">nedovoljen dostop do pomn. lokacije</text:p>
        </text:list-item>
      </text:list>
      <text:p text:style-name="P1">Prekinitvene zahteve</text:p>
      <text:p text:style-name="P3">Vrste prekinitve</text:p>
      <text:list xml:id="list1235817137" text:style-name="L1">
        <text:list-item>
          <text:p text:style-name="P4">strojne – npr. naprava poslje zahtevo STOJ! in prekine tekoc<text:span text:style-name="T2">e</text:span> opravil<text:span text:style-name="T2">e</text:span> CPE (konec V/I operacije)</text:p>
        </text:list-item>
        <text:list-item>
          <text:p text:style-name="P4">programske – <text:span text:style-name="T1">sprozi jih tekoci proces</text:span></text:p>
          <text:list>
            <text:list-item>
              <text:p text:style-name="P5">past (deljenje z 0; nedovoljen ukaz…)</text:p>
            </text:list-item>
            <text:list-item>
              <text:p text:style-name="P5">sistemski klic</text:p>
            </text:list-item>
          </text:list>
        </text:list-item>
      </text:list>
      <text:p text:style-name="P6">V obeh primerih (a, b) bo CPE prekinil tekoc<text:span text:style-name="T2">e</text:span> opravil<text:span text:style-name="T2">o</text:span> in se posvetil dogodku</text:p>
      <text:p text:style-name="P7">Potek prekinitve</text:p>
      <text:p text:style-name="P7"><text:span text:style-name="T3">Ko se pojavi STOJ!</text:span></text:p>
      <text:list xml:id="list251963817" text:style-name="L2">
        <text:list-item>
          <text:p text:style-name="P8"><text:span text:style-name="T3">CPE prekine tekoce opravilo</text:span></text:p>
        </text:list-item>
        <text:list-item>
          <text:p text:style-name="P8"><text:span text:style-name="T3">izvede prekinitveni servisni program (PSP), s katerim se odzove na dogodek</text:span></text:p>
        </text:list-item>
        <text:list-item>
          <text:p text:style-name="P8"><text:span text:style-name="T3">nadaljuje prekinjeno opravilo </text:span></text:p>
        </text:list-item>
      </text:list>
      <text:p text:style-name="P7">Izvedbe prekinitev</text:p>
      <text:list xml:id="list2785479048" text:style-name="L3">
        <text:list-item>
          <text:p text:style-name="P9">programsko izprasevanje (polling)</text:p>
        </text:list-item>
        <text:list-item>
          <text:p text:style-name="P9">vektorsko prekinjanj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6:47.297528941</meta:creation-date>
    <dc:date>2019-03-07T10:21:40.312867987</dc:date>
    <meta:editing-duration>PT14M52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24" meta:word-count="122" meta:character-count="753" meta:non-whitespace-character-count="666"/>
  </office:meta>
</office:document-meta>
</file>